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DFDAction">
      <style:graphic-properties draw:textarea-vertical-align="middle" draw:auto-grow-height="false"/>
    </style:style>
    <style:style style:name="gr2" style:family="graphic" style:parent-style-name="DFDInterface">
      <style:graphic-properties draw:textarea-vertical-align="middle" draw:auto-grow-height="false"/>
    </style:style>
    <style:style style:name="gr3" style:family="graphic" style:parent-style-name="DFDDataFlow">
      <style:graphic-properties draw:textarea-vertical-align="middle"/>
    </style:style>
    <style:style style:name="gr4" style:family="graphic" style:parent-style-name="objectwithoutfill">
      <style:graphic-properties draw:textarea-vertical-align="middle" draw:auto-grow-height="false"/>
    </style:style>
    <style:style style:name="gr5" style:family="graphic" style:parent-style-name="DFDDataFlow">
      <style:graphic-properties draw:textarea-vertical-align="middle"/>
    </style:style>
    <style:style style:name="gr6" style:family="graphic" style:parent-style-name="title">
      <style:graphic-properties fo:min-height="1.9cm" fo:min-width="0.502cm"/>
    </style:style>
    <style:style style:name="gr7" style:family="graphic" style:parent-style-name="title">
      <style:graphic-properties draw:auto-grow-height="true" fo:min-height="0cm" fo:min-width="0cm"/>
    </style:style>
    <style:style style:name="gr8" style:family="graphic" style:parent-style-name="DFDStorage">
      <style:graphic-properties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text">
      <style:graphic-properties fo:min-height="0.4cm" fo:min-width="0.5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op-Level-DFD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1" draw:text-style-name="P1" xml:id="id2" draw:id="id2" draw:layer="layout" svg:width="5.2cm" svg:height="1.8cm" svg:x="25cm" svg:y="9cm">
          <text:p text:style-name="P1">Mediendaten</text:p>
          <text:p text:style-name="P1">änd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4cm" svg:height="1.4cm" svg:x="19.2cm" svg:y="2.8cm">
          <text:p text:style-name="P1">Medienverwal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4.6cm" svg:y1="3.5cm" svg:x2="27.6cm" svg:y2="9cm" draw:start-shape="id1" draw:start-glue-point="1" draw:end-shape="id2" draw:end-glue-point="4" svg:d="m24600 3500c2000 0 3000 1833 3000 5500">
          <text:p text:style-name="P1">Mediendaten</text:p>
        </draw:connector>
        <draw:connector draw:style-name="gr3" draw:text-style-name="P1" draw:layer="layout" draw:type="curve" svg:x1="27.6cm" svg:y1="10.8cm" svg:x2="20.198cm" svg:y2="13.4cm" draw:start-shape="id2" draw:end-shape="id3" draw:end-glue-point="10" svg:d="m27600 10800c0 1954-7402 655-7402 2600">
          <text:p text:style-name="P1">Mediendaten</text:p>
        </draw:connector>
        <draw:custom-shape draw:style-name="gr2" draw:text-style-name="P1" xml:id="id4" draw:id="id4" draw:layer="layout" svg:width="3.4cm" svg:height="1.4cm" svg:x="37.5cm" svg:y="14.1cm">
          <text:p text:style-name="P1">Auslei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2cm" svg:height="1.8cm" svg:x="29.8cm" svg:y="11.4cm">
          <text:p text:style-name="P1">zurückge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9.2cm" svg:y1="14.1cm" svg:x2="35cm" svg:y2="12.3cm" draw:start-shape="id4" draw:start-glue-point="0" draw:end-shape="id5" draw:end-glue-point="10" svg:d="m39200 14100c0-1200-1400-1800-4200-1800">
          <text:p text:style-name="P1">Medium</text:p>
        </draw:connector>
        <draw:connector draw:style-name="gr3" draw:text-style-name="P1" draw:layer="layout" draw:type="curve" svg:x1="29.8cm" svg:y1="12.3cm" svg:x2="21.2cm" svg:y2="13.601cm" draw:start-shape="id5" draw:end-shape="id3" draw:end-glue-point="13" svg:d="m29800 12300c-6451 0-2152 1301-8600 1301">
          <text:p text:style-name="P1">Medium</text:p>
        </draw:connector>
        <draw:custom-shape draw:style-name="gr1" draw:text-style-name="P1" xml:id="id6" draw:id="id6" draw:layer="layout" svg:width="4.8cm" svg:height="1.6cm" svg:x="26.6cm" svg:y="18.2cm">
          <text:p text:style-name="P1">Monito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1.2cm" svg:y1="15.199cm" svg:x2="26.6cm" svg:y2="19cm" draw:start-shape="id3" draw:start-glue-point="11" draw:end-shape="id6" draw:end-glue-point="6" svg:d="m21200 15199c4048 0 1349 3801 5400 3801">
          <text:p text:style-name="P1">Statusdaten</text:p>
        </draw:connector>
        <draw:connector draw:style-name="gr3" draw:text-style-name="P1" draw:layer="layout" draw:type="curve" svg:x1="31.4cm" svg:y1="19cm" svg:x2="39.2cm" svg:y2="15.5cm" draw:start-shape="id6" draw:start-glue-point="10" draw:end-shape="id4" draw:end-glue-point="2" svg:d="m31400 19000c5200 0 7800-1166 7800-3500">
          <text:p text:style-name="P1">Warnung</text:p>
        </draw:connector>
        <draw:custom-shape draw:style-name="gr1" draw:text-style-name="P1" xml:id="id7" draw:id="id7" draw:layer="layout" svg:width="5cm" svg:height="1.8cm" svg:x="26.4cm" svg:y="14.8cm">
          <text:p text:style-name="P1">ausleih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1.2cm" svg:y1="14.45cm" svg:x2="26.4cm" svg:y2="15.7cm" draw:start-shape="id3" draw:start-glue-point="8" draw:end-shape="id7" draw:end-glue-point="6" svg:d="m21200 14450c3898 0 1299 1250 5200 1250">
          <text:p text:style-name="P1">Medium</text:p>
        </draw:connector>
        <draw:connector draw:style-name="gr3" draw:text-style-name="P1" draw:layer="layout" draw:type="curve" svg:x1="31.4cm" svg:y1="15.7cm" svg:x2="37.5cm" svg:y2="14.8cm" draw:start-shape="id7" draw:start-glue-point="10" draw:end-shape="id4" draw:end-glue-point="3" svg:d="m31400 15700c4576 0 1527-900 6100-900">
          <text:p text:style-name="P1">Medium</text:p>
        </draw:connector>
        <draw:custom-shape draw:style-name="gr1" draw:text-style-name="P1" xml:id="id8" draw:id="id8" draw:layer="layout" svg:width="4.8cm" svg:height="1.8cm" svg:x="17.4cm" svg:y="7.6cm">
          <text:p text:style-name="P1">Medium</text:p>
          <text:p text:style-name="P1">hinzufü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1.9cm" svg:y1="4.2cm" svg:x2="19.8cm" svg:y2="7.6cm" draw:start-shape="id1" draw:start-glue-point="2" draw:end-shape="id8" draw:end-glue-point="4" svg:d="m21900 4200c0 2550-2100 850-2100 3400">
          <text:p text:style-name="P1">Mediendaten</text:p>
        </draw:connector>
        <draw:connector draw:style-name="gr3" draw:text-style-name="P1" draw:layer="layout" draw:type="curve" svg:x1="19.8cm" svg:y1="9.4cm" svg:x2="19.2cm" svg:y2="13.4cm" draw:start-shape="id8" draw:start-glue-point="8" draw:end-shape="id3" draw:end-glue-point="5" svg:d="m19800 9400c0 3004-600 1005-600 4000">
          <text:p text:style-name="P1">Mediendaten</text:p>
        </draw:connector>
        <draw:custom-shape draw:style-name="gr1" draw:text-style-name="P1" xml:id="id9" draw:id="id9" draw:layer="layout" svg:width="5cm" svg:height="1.6cm" svg:x="7.8cm" svg:y="7cm">
          <text:p text:style-name="P1">Medium</text:p>
          <text:p text:style-name="P1">lösch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9.2cm" svg:y1="3.5cm" svg:x2="12.8cm" svg:y2="7.8cm" draw:start-shape="id1" draw:start-glue-point="3" draw:end-shape="id9" draw:end-glue-point="10" svg:d="m19200 3500c-4798 0-1599 4300-6400 4300">
          <text:p text:style-name="P1">Mediendaten</text:p>
        </draw:connector>
        <draw:connector draw:style-name="gr3" draw:text-style-name="P1" draw:layer="layout" draw:type="curve" svg:x1="10.3cm" svg:y1="8.6cm" svg:x2="18.2cm" svg:y2="13.4cm" draw:start-shape="id9" draw:start-glue-point="8" draw:end-shape="id3" draw:end-glue-point="9" svg:d="m10300 8600c0 3604 7900 1205 7900 4800">
          <text:p text:style-name="P1">Mediendaten</text:p>
        </draw:connector>
        <draw:custom-shape draw:style-name="gr4" draw:text-style-name="P1" xml:id="id3" draw:id="id3" draw:layer="layout" svg:width="4cm" svg:height="2.1cm" svg:x="17.2cm" svg:y="13.4cm">
          <draw:glue-point draw:id="9" svg:x="-2.5cm" svg:y="-5cm"/>
          <draw:glue-point draw:id="10" svg:x="2.497cm" svg:y="-5.004cm"/>
          <draw:glue-point draw:id="11" svg:x="5cm" svg:y="3.571cm"/>
          <draw:glue-point draw:id="12" svg:x="-2.5cm" svg:y="5cm"/>
          <draw:glue-point draw:id="13" svg:x="5.065cm" svg:y="-4.047cm"/>
          <draw:glue-point draw:id="14" svg:x="-5cm" svg:y="3.571cm"/>
          <text:p text:style-name="P1">Bestan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0" draw:id="id10" draw:layer="layout" svg:width="3.6cm" svg:height="1cm" svg:x="19.4cm" svg:y="25.4cm">
          <text:p text:style-name="P1">Suc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6.6cm" svg:height="1.2cm" svg:x="17.8cm" svg:y="20.2cm">
          <text:p text:style-name="P1"><text:a xlink:href="#Suchen">suchen</text:a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1.2cm" svg:y1="25.4cm" svg:x2="21.1cm" svg:y2="21.4cm" draw:start-shape="id10" draw:start-glue-point="0" draw:end-shape="id11" draw:end-glue-point="8" svg:d="m21200 25400c0-2998-100-999-100-4000">
          <text:p text:style-name="P1">Suchdaten</text:p>
        </draw:connector>
        <draw:connector draw:style-name="gr3" draw:text-style-name="P1" draw:layer="layout" draw:type="curve" svg:x1="21.1cm" svg:y1="20.2cm" svg:x2="19.2cm" svg:y2="15.5cm" draw:start-shape="id11" draw:start-glue-point="4" draw:end-shape="id3" draw:end-glue-point="7" svg:d="m21100 20200c0-3526-1900-1177-1900-4700">
          <text:p text:style-name="P1">Suchdaten</text:p>
        </draw:connector>
        <draw:custom-shape draw:style-name="gr2" draw:text-style-name="P1" xml:id="id12" draw:id="id12" draw:layer="layout" svg:width="4.8cm" svg:height="1.6cm" svg:x="31.8cm" svg:y="21.8cm">
          <text:p text:style-name="P1">Monitoring-<text:line-break/>Nutz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9cm" svg:y1="19.8cm" svg:x2="31.8cm" svg:y2="22.6cm" draw:start-shape="id6" draw:start-glue-point="8" draw:end-shape="id12" draw:end-glue-point="3" svg:d="m29000 19800c0 1867 933 2800 2800 2800">
          <text:p text:style-name="P1">Statusdaten</text:p>
        </draw:connector>
        <draw:custom-shape draw:style-name="gr2" draw:text-style-name="P1" xml:id="id13" draw:id="id13" draw:layer="layout" svg:width="5.4cm" svg:height="1.2cm" svg:x="2.2cm" svg:y="25.2cm">
          <text:p text:style-name="P1">Rechteverwal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6.2cm" svg:height="1.4cm" svg:x="5.2cm" svg:y="19cm">
          <text:p text:style-name="P1"><text:a xlink:href="#Gruppen verwalten">Gruppen verwalten</text:a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4.4cm" svg:height="2cm" svg:x="11cm" svg:y="21.2cm">
          <text:p text:style-name="P1">Medienrechte</text:p>
          <text:p text:style-name="P1">verwal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6cm" svg:y1="25.8cm" svg:x2="13.2cm" svg:y2="23.2cm" draw:start-shape="id13" draw:start-glue-point="1" draw:end-shape="id14" draw:end-glue-point="8" svg:d="m7600 25800c3734 0 5600-866 5600-2600">
          <text:p text:style-name="P1">Medienrechte</text:p>
        </draw:connector>
        <draw:connector draw:style-name="gr5" draw:text-style-name="P1" draw:layer="layout" draw:type="curve" svg:x1="4.9cm" svg:y1="25.2cm" svg:x2="8.3cm" svg:y2="20.4cm" draw:start-shape="id13" draw:start-glue-point="0" draw:end-shape="id15" draw:end-glue-point="8" svg:d="m4900 25200c0-3598 3400-1199 3400-4800">
          <text:p/>
        </draw:connector>
        <draw:connector draw:style-name="gr3" draw:text-style-name="P1" draw:layer="layout" draw:type="curve" svg:x1="13.2cm" svg:y1="21.2cm" svg:x2="18.2cm" svg:y2="15.5cm" draw:start-shape="id14" draw:start-glue-point="4" draw:end-shape="id3" draw:end-glue-point="12" svg:d="m13200 21200c0-4276 5000-1427 5000-5700">
          <text:p text:style-name="P1">Medienrechte</text:p>
        </draw:connector>
        <draw:connector draw:style-name="gr5" draw:text-style-name="P1" draw:layer="layout" draw:type="curve" svg:x1="8.3cm" svg:y1="19cm" svg:x2="17.2cm" svg:y2="15.199cm" draw:start-shape="id15" draw:start-glue-point="4" draw:end-shape="id3" draw:end-glue-point="14" svg:d="m8300 19000c0-2534 2966-3801 8900-3801">
          <text:p/>
        </draw:connector>
        <draw:frame draw:style-name="gr6" draw:layer="layout" svg:width="10.946cm" svg:height="2.15cm" svg:x="1cm" svg:y="1.05cm">
          <draw:text-box>
            <text:p>Top-Level-DFD</text:p>
          </draw:text-box>
        </draw:frame>
      </draw:page>
      <draw:page draw:name="Suchen" draw:style-name="dp1" draw:master-page-name="Standard">
        <office:forms form:automatic-focus="false" form:apply-design-mode="false"/>
        <draw:frame draw:style-name="gr7" draw:layer="layout" svg:width="5.773cm" svg:height="1.987cm" svg:x="0.97cm" svg:y="1.013cm">
          <draw:text-box>
            <text:p>Suchen</text:p>
          </draw:text-box>
        </draw:frame>
        <draw:custom-shape draw:style-name="gr2" draw:text-style-name="P1" xml:id="id20" draw:id="id20" draw:layer="layout" svg:width="5.4cm" svg:height="1.4cm" svg:x="7.2cm" svg:y="7.6cm">
          <text:p text:style-name="P1">Sucher</text:p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5.4cm" svg:height="2.2cm" svg:x="32cm" svg:y="20.2cm">
          <draw:glue-point draw:id="9" svg:x="2.777cm" svg:y="-5cm"/>
          <text:p text:style-name="P1">Bestan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21" draw:id="id21" draw:layer="layout" svg:width="6cm" svg:height="1.8cm" svg:x="21cm" svg:y="6.2cm">
          <text:p text:style-name="P1">Inhaltsausschnitt</text:p>
          <text:p text:style-name="P1">einge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5.4cm" svg:height="1.8cm" svg:x="15.2cm" svg:y="10.2cm">
          <text:p text:style-name="P1">Metadatum</text:p>
          <text:p text:style-name="P1">einge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" draw:id="id18" draw:layer="layout" svg:width="4.6cm" svg:height="2cm" svg:x="11.4cm" svg:y="18cm">
          <text:p text:style-name="P1">Medienlis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9" draw:id="id19" draw:layer="layout" svg:width="4.6cm" svg:height="1.8cm" svg:x="7cm" svg:y="13.6cm">
          <text:p text:style-name="P1">Treffer</text:p>
          <text:p text:style-name="P1">ausge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6.2cm" svg:height="2cm" svg:x="21.4cm" svg:y="19.4cm">
          <text:p text:style-name="P1">Passende Medien</text:p>
          <text:p text:style-name="P1">auffind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2cm" svg:y1="21.3cm" svg:x2="27.6cm" svg:y2="20.4cm" draw:start-shape="id16" draw:start-glue-point="6" draw:end-shape="id17" draw:end-glue-point="10" svg:d="m32000 21300c-3313 0-1114-900-4400-900">
          <text:p text:style-name="P1">Mediendaten</text:p>
        </draw:connector>
        <draw:connector draw:style-name="gr3" draw:text-style-name="P1" draw:layer="layout" draw:type="curve" svg:x1="21.4cm" svg:y1="20.4cm" svg:x2="16cm" svg:y2="19cm" draw:start-shape="id17" draw:start-glue-point="6" draw:end-shape="id18" draw:end-glue-point="8" svg:d="m21400 20400c-4033 0-1334-1400-5400-1400">
          <text:p text:style-name="P1">Mediendaten</text:p>
        </draw:connector>
        <draw:connector draw:style-name="gr3" draw:text-style-name="P1" draw:layer="layout" draw:type="curve" svg:x1="11.4cm" svg:y1="19cm" svg:x2="9.3cm" svg:y2="15.4cm" draw:start-shape="id18" draw:start-glue-point="6" draw:end-shape="id19" draw:end-glue-point="8" svg:d="m11400 19000c-1400 0-2100-1200-2100-3600">
          <text:p text:style-name="P1">Mediendaten</text:p>
        </draw:connector>
        <draw:connector draw:style-name="gr3" draw:text-style-name="P1" draw:layer="layout" draw:type="curve" svg:x1="9.3cm" svg:y1="13.6cm" svg:x2="9.9cm" svg:y2="9cm" draw:start-shape="id19" draw:start-glue-point="4" draw:end-shape="id20" draw:end-glue-point="2" svg:d="m9300 13600c0-3450 600-1150 600-4600">
          <text:p text:style-name="P1">Mediendaten</text:p>
        </draw:connector>
        <draw:connector draw:style-name="gr9" draw:text-style-name="P1" draw:layer="layout" draw:type="curve" draw:line-skew="-0.141cm 0.516cm" svg:x1="9.9cm" svg:y1="7.6cm" svg:x2="21cm" svg:y2="7.1cm" draw:start-shape="id20" draw:start-glue-point="0" draw:end-shape="id21" draw:end-glue-point="6" svg:d="m9900 7600c0-969 3708-807 5102-690s472 190 5998 190">
          <text:p text:style-name="P1">Inhaltsausschnitt</text:p>
        </draw:connector>
        <draw:connector draw:style-name="gr9" draw:text-style-name="P1" draw:layer="layout" draw:type="curve" svg:x1="12.6cm" svg:y1="8.3cm" svg:x2="15.2cm" svg:y2="11.1cm" draw:start-shape="id20" draw:start-glue-point="1" draw:end-shape="id22" draw:end-glue-point="6" svg:d="m12600 8300c1950 0 650 2800 2600 2800">
          <text:p text:style-name="P1">Mediendatum</text:p>
        </draw:connector>
        <draw:custom-shape draw:style-name="gr1" draw:text-style-name="P1" xml:id="id24" draw:id="id24" draw:layer="layout" svg:width="5cm" svg:height="1.6cm" svg:x="31.199cm" svg:y="15cm">
          <text:p text:style-name="P1">Anfrage</text:p>
          <text:p text:style-name="P1">absetz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" draw:id="id23" draw:layer="layout" svg:width="4.4cm" svg:height="2.2cm" svg:x="25.8cm" svg:y="11.4cm">
          <text:p text:style-name="P1">Metadaten-</text:p>
          <text:p text:style-name="P1">Suchformula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draw:type="curve" svg:x1="27cm" svg:y1="7.1cm" svg:x2="28cm" svg:y2="11.4cm" draw:start-shape="id21" draw:start-glue-point="10" draw:end-shape="id23" draw:end-glue-point="5" svg:d="m27000 7100c667 0 1000 1433 1000 4300">
          <text:p text:style-name="P1">Inhaltsausschnitt</text:p>
        </draw:connector>
        <draw:connector draw:style-name="gr9" draw:text-style-name="P1" draw:layer="layout" draw:type="curve" svg:x1="33.699cm" svg:y1="16.6cm" svg:x2="34.7cm" svg:y2="20.2cm" draw:start-shape="id24" draw:start-glue-point="8" draw:end-shape="id16" draw:end-glue-point="5" svg:d="m33699 16600c0 2685 1001 885 1001 3600">
          <text:p text:style-name="P1">Suchdaten</text:p>
        </draw:connector>
        <draw:connector draw:style-name="gr9" draw:text-style-name="P1" draw:layer="layout" draw:type="curve" svg:x1="30.2cm" svg:y1="12.5cm" svg:x2="33.699cm" svg:y2="15cm" draw:start-shape="id23" draw:start-glue-point="8" draw:end-shape="id24" draw:end-glue-point="4" svg:d="m30200 12500c2333 0 3499 833 3499 2500">
          <text:p text:style-name="P1">Suchdaten</text:p>
        </draw:connector>
        <draw:connector draw:style-name="gr9" draw:text-style-name="P1" draw:layer="layout" draw:type="curve" svg:x1="20.6cm" svg:y1="11.1cm" svg:x2="25.8cm" svg:y2="12.5cm" draw:start-shape="id22" draw:start-glue-point="10" draw:end-shape="id23" draw:end-glue-point="6" svg:d="m20600 11100c3886 0 1287 1400 5200 1400">
          <text:p text:style-name="P1">Mediendatum</text:p>
        </draw:connector>
        <draw:frame draw:style-name="gr10" draw:layer="layout" svg:width="6.729cm" svg:height="0.962cm" svg:x="1.1cm" svg:y="2.938cm">
          <draw:text-box>
            <text:p><text:a xlink:href="#Top-Level-DFD">Zurück zum Top-Level</text:a></text:p>
          </draw:text-box>
        </draw:frame>
      </draw:page>
      <draw:page draw:name="Gruppen verwalten" draw:style-name="dp1" draw:master-page-name="Standard">
        <office:forms form:automatic-focus="false" form:apply-design-mode="false"/>
        <draw:frame draw:style-name="gr7" draw:layer="layout" svg:width="13.625cm" svg:height="1.987cm" svg:x="1cm" svg:y="1.013cm">
          <draw:text-box>
            <text:p>Gruppen verwalten</text:p>
          </draw:text-box>
        </draw:frame>
        <draw:frame draw:style-name="gr10" draw:layer="layout" svg:width="6.729cm" svg:height="0.962cm" svg:x="1.101cm" svg:y="2.938cm">
          <draw:text-box>
            <text:p><text:a xlink:href="#Top-Level-DFD">Zurück zum Top-Level</text:a></text:p>
          </draw:text-box>
        </draw:frame>
        <draw:custom-shape draw:style-name="gr2" draw:text-style-name="P1" xml:id="id25" draw:id="id25" draw:layer="layout" svg:width="5.8cm" svg:height="1cm" svg:x="5.2cm" svg:y="7cm">
          <text:p text:style-name="P1">Rechteverwalter</text:p>
          <draw:enhanced-geometry svg:viewBox="0 0 21600 21600" draw:type="rectangle" draw:enhanced-path="M 0 0 L 21600 0 21600 21600 0 21600 0 0 Z N"/>
        </draw:custom-shape>
        <draw:custom-shape draw:style-name="gr8" draw:text-style-name="P1" xml:id="id30" draw:id="id30" draw:layer="layout" svg:width="5.8cm" svg:height="1.8cm" svg:x="27.6cm" svg:y="19.4cm">
          <text:p text:style-name="P1">Bestan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xml:id="id28" draw:id="id28" draw:layer="layout" svg:width="4.4cm" svg:height="1.8cm" svg:x="24.8cm" svg:y="7.8cm">
          <text:p text:style-name="P1">Grupp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29" draw:id="id29" draw:layer="layout" svg:width="5.8cm" svg:height="1.6cm" svg:x="25.8cm" svg:y="12.6cm">
          <text:p text:style-name="P1">Gruppe hinzufü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5.2cm" svg:height="1.4cm" svg:x="15.2cm" svg:y="5.4cm">
          <text:p text:style-name="P1">Recht einstell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5.8cm" svg:height="1.4cm" svg:x="15cm" svg:y="8.8cm">
          <text:p text:style-name="P1">Nutzer hinzufü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8.1cm" svg:y1="7cm" svg:x2="15.2cm" svg:y2="6.1cm" draw:start-shape="id25" draw:start-glue-point="0" draw:end-shape="id26" draw:end-glue-point="6" svg:d="m8100 7000c0-600 2366-900 7100-900">
          <text:p/>
        </draw:connector>
        <draw:connector draw:style-name="gr5" draw:text-style-name="P1" draw:layer="layout" draw:type="curve" svg:x1="11cm" svg:y1="7.5cm" svg:x2="15cm" svg:y2="9.5cm" draw:start-shape="id25" draw:start-glue-point="1" draw:end-shape="id27" draw:end-glue-point="6" svg:d="m11000 7500c3000 0 1000 2000 4000 2000">
          <text:p/>
        </draw:connector>
        <draw:connector draw:style-name="gr5" draw:text-style-name="P1" draw:layer="layout" draw:type="curve" svg:x1="20.4cm" svg:y1="6.1cm" svg:x2="27cm" svg:y2="7.8cm" draw:start-shape="id26" draw:start-glue-point="10" draw:end-shape="id28" draw:end-glue-point="5" svg:d="m20400 6100c4400 0 6600 566 6600 1700">
          <text:p/>
        </draw:connector>
        <draw:connector draw:style-name="gr5" draw:text-style-name="P1" draw:layer="layout" draw:type="curve" svg:x1="20.8cm" svg:y1="9.5cm" svg:x2="24.8cm" svg:y2="8.7cm" draw:start-shape="id27" draw:start-glue-point="10" draw:end-shape="id28" draw:end-glue-point="6" svg:d="m20800 9500c2986 0 987-800 4000-800">
          <text:p/>
        </draw:connector>
        <draw:connector draw:style-name="gr5" draw:text-style-name="P1" draw:layer="layout" draw:type="curve" svg:x1="27cm" svg:y1="9.6cm" svg:x2="28.7cm" svg:y2="12.6cm" draw:start-shape="id28" draw:start-glue-point="7" draw:end-shape="id29" draw:end-glue-point="4" svg:d="m27000 9600c0 2266 1700 767 1700 3000">
          <text:p/>
        </draw:connector>
        <draw:connector draw:style-name="gr5" draw:text-style-name="P1" draw:layer="layout" draw:type="curve" svg:x1="28.7cm" svg:y1="14.2cm" svg:x2="30.5cm" svg:y2="19.4cm" draw:start-shape="id29" draw:start-glue-point="8" draw:end-shape="id30" draw:end-glue-point="0" svg:d="m28700 14200c0 3886 1800 1287 1800 5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1cm" svg:stroke-color="#666666" draw:marker-start-width="0.22cm" draw:marker-start-center="false" draw:marker-end-width="0.22cm" draw:marker-end-center="false" draw:fill="solid" draw:fill-color="#e6e6ff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UmePlus P Gothic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cm" draw:marker-start-width="0.22cm" draw:marker-end-width="0.22cm" draw:fill="none" draw:fill-gradient-name="Gradient_20_7" draw:fill-hatch-name="Hatching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7" draw:fill-hatch-name="Hatching_20_46" draw:fill-image-name="Bitmape_20_1" draw:textarea-horizontal-align="left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FDStorage" style:family="graphic" style:parent-style-name="objectwithoutfill">
      <style:graphic-properties svg:stroke-width="0.05cm" draw:marker-start-width="0.31cm" draw:marker-end-width="0.31cm"/>
      <style:paragraph-properties>
        <style:tab-stops/>
      </style:paragraph-properties>
    </style:style>
    <style:style style:name="DFDAction" style:family="graphic" style:parent-style-name="standard">
      <style:graphic-properties draw:fill-color="#ffff99"/>
    </style:style>
    <style:style style:name="DFDInterface" style:family="graphic" style:parent-style-name="standard">
      <style:graphic-properties draw:fill-color="#ccffff" draw:fill-gradient-name="Gradient_20_7" draw:fill-hatch-name="Hatching_20_46" draw:fill-image-name="Bitmape_20_1"/>
    </style:style>
    <style:style style:name="DFDDataFlow" style:family="graphic" style:parent-style-name="objectwithoutfill">
      <style:graphic-properties draw:marker-start-center="false" draw:marker-end="Arrow" draw:marker-end-width="0.32cm" draw:marker-end-center="fals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é Arnold</meta:initial-creator>
    <meta:creation-date>2014-11-25T11:31:29.692140857</meta:creation-date>
    <meta:generator>LibreOffice/3.5$Linux_X86_64 LibreOffice_project/350m1$Build-2</meta:generator>
    <dc:date>2014-12-05T13:24:58</dc:date>
    <meta:editing-duration>PT8H15M15S</meta:editing-duration>
    <meta:editing-cycles>13</meta:editing-cycles>
    <meta:document-statistic meta:object-count="70"/>
  </office:meta>
</office:document-meta>
</file>